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Arial Unicode MS1" svg:font-family="'Arial Unicode MS', 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lassGarmnd BT1" svg:font-family="'ClassGarmnd B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padding-left="0in" fo:padding-right="0in" fo:padding-top="0in" fo:padding-bottom="0.028in" fo:border-left="none" fo:border-right="none" fo:border-top="none" fo:border-bottom="0.26pt solid #000000"/>
    </style:style>
    <style:style style:name="P2" style:family="paragraph" style:parent-style-name="Footer">
      <style:paragraph-properties fo:padding="0in" fo:border="none"/>
    </style:style>
    <style:style style:name="P3" style:family="paragraph" style:parent-style-name="Header">
      <style:paragraph-properties fo:padding="0in" fo:border="none"/>
    </style:style>
    <style:style style:name="P4" style:family="paragraph" style:parent-style-name="Quotations">
      <style:paragraph-properties fo:margin-left="0in" fo:margin-right="0.3937in" fo:text-indent="0in" style:auto-text-indent="false"/>
    </style:style>
    <style:style style:name="P5" style:family="paragraph" style:parent-style-name="Quotations">
      <style:paragraph-properties fo:margin-left="0in" fo:margin-right="0.3937in" fo:text-align="start" style:justify-single-word="false" fo:text-indent="0in" style:auto-text-indent="false"/>
      <style:text-properties fo:color="#000000" style:font-name="Verdana" fo:font-size="9pt" style:font-size-asian="9pt" style:font-size-complex="9pt"/>
    </style:style>
    <style:style style:name="P6" style:family="paragraph" style:parent-style-name="Quotations">
      <style:paragraph-properties fo:margin-left="0in" fo:margin-right="0.3937in" fo:text-align="start" style:justify-single-word="false" fo:text-indent="0in" style:auto-text-indent="false"/>
    </style:style>
    <style:style style:name="P7" style:family="paragraph" style:parent-style-name="Standard">
      <style:paragraph-properties fo:text-align="center" style:justify-single-word="false"/>
      <style:text-properties fo:color="#000000" style:font-name="Verdana" fo:font-size="9pt" style:font-size-asian="9pt" style:font-name-complex="Verdana1" style:font-size-complex="9pt"/>
    </style:style>
    <style:style style:name="P8" style:family="paragraph" style:parent-style-name="Standard">
      <style:paragraph-properties fo:text-align="start" style:justify-single-word="false"/>
      <style:text-properties fo:color="#000000" style:font-name="Verdana" fo:font-size="9pt" fo:font-weight="bold" style:font-size-asian="9pt" style:font-weight-asian="bold" style:font-name-complex="Verdana1" style:font-size-complex="9pt" style:font-weight-complex="bold"/>
    </style:style>
    <style:style style:name="P9" style:family="paragraph" style:parent-style-name="Standard">
      <style:paragraph-properties fo:text-align="center" style:justify-single-word="false"/>
      <style:text-properties fo:color="#000000" style:font-name="Verdana" fo:font-size="9pt" fo:font-weight="bold" style:font-size-asian="9pt" style:font-weight-asian="bold" style:font-name-complex="Verdana1" style:font-size-complex="9pt" style:font-weight-complex="bold"/>
    </style:style>
    <style:style style:name="P10" style:family="paragraph" style:parent-style-name="Standard">
      <style:paragraph-properties fo:text-align="center" style:justify-single-word="false"/>
      <style:text-properties fo:color="#000000" style:font-name="Verdana" fo:font-size="9pt" fo:font-style="normal" fo:font-weight="bold" style:font-name-asian="DejaVu Sans" style:font-size-asian="9pt" style:font-style-asian="normal" style:font-weight-asian="bold" style:font-name-complex="Verdana1" style:font-size-complex="9pt" style:font-style-complex="normal" style:font-weight-complex="bold"/>
    </style:style>
    <style:style style:name="P11" style:family="paragraph" style:parent-style-name="Standard">
      <style:paragraph-properties fo:text-align="center" style:justify-single-word="false"/>
      <style:text-properties fo:color="#000000" style:font-name="Verdana" fo:font-size="12pt" fo:font-weight="bold" style:font-size-asian="12pt" style:font-weight-asian="bold" style:font-name-complex="Verdana1" style:font-size-complex="12pt" style:font-weight-complex="bold"/>
    </style:style>
    <style:style style:name="P12" style:family="paragraph" style:parent-style-name="Standard">
      <style:paragraph-properties fo:text-align="center" style:justify-single-word="false"/>
      <style:text-properties fo:color="#000000" style:font-name="Verdana" fo:font-size="11pt" style:font-size-asian="11pt" style:font-name-complex="Verdana1" style:font-size-complex="11pt"/>
    </style:style>
    <style:style style:name="P13" style:family="paragraph" style:parent-style-name="Standard">
      <style:paragraph-properties fo:text-align="start" style:justify-single-word="false"/>
      <style:text-properties fo:color="#000000" style:font-name="Verdana" fo:font-size="11pt" fo:font-style="italic" fo:font-weight="bold" style:font-name-asian="DejaVu Sans" style:font-size-asian="11pt" style:font-style-asian="italic" style:font-weight-asian="bold" style:font-name-complex="Verdana1" style:font-size-complex="11pt" style:font-style-complex="italic" style:font-weight-complex="bold"/>
    </style:style>
    <style:style style:name="P14" style:family="paragraph" style:parent-style-name="Standard">
      <style:paragraph-properties fo:text-align="start" style:justify-single-word="false"/>
      <style:text-properties fo:color="#000000" style:font-name="Verdana" fo:font-size="11pt" fo:font-style="normal" fo:font-weight="normal" style:font-name-asian="DejaVu Sans" style:font-size-asian="11pt" style:font-style-asian="normal" style:font-weight-asian="normal" style:font-name-complex="Verdana1" style:font-size-complex="11pt" style:font-style-complex="normal" style:font-weight-complex="normal"/>
    </style:style>
    <style:style style:name="P15" style:family="paragraph" style:parent-style-name="Standard">
      <style:paragraph-properties fo:text-align="start" style:justify-single-word="false"/>
      <style:text-properties fo:color="#000000" style:font-name="Verdana" fo:font-size="11pt" fo:language="en" fo:country="US" fo:font-style="normal" fo:font-weight="normal" style:font-name-asian="DejaVu Sans"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center" style:justify-single-word="false"/>
    </style:style>
    <style:style style:name="P18" style:family="paragraph" style:parent-style-name="Standard">
      <style:paragraph-properties fo:margin-left="0in" fo:margin-right="0in" fo:text-align="start" style:justify-single-word="false"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properties fo:color="#000000" style:font-name="Verdana" fo:font-size="11pt" fo:language="en" fo:country="US" fo:font-style="normal" fo:font-weight="normal" style:font-name-asian="DejaVu Sans"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P20" style:family="paragraph" style:parent-style-name="Standard">
      <style:paragraph-properties fo:margin-left="0in" fo:margin-right="0in" fo:text-align="center" style:justify-single-word="false" fo:text-indent="0in" style:auto-text-indent="false"/>
      <style:text-properties fo:color="#000000" style:font-name="Verdana" fo:font-size="11pt" fo:language="en" fo:country="US" fo:font-style="normal" fo:font-weight="normal" style:font-name-asian="DejaVu Sans"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color="#000000" style:text-line-through-style="none" style:text-line-through-type="none" style:font-name="Verdana" fo:font-size="11pt" fo:language="en" fo:country="US" fo:font-style="normal" fo:font-weight="normal" style:font-name-asian="DejaVu Sans"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P22" style:family="paragraph" style:parent-style-name="Standard">
      <style:paragraph-properties fo:margin-left="0in" fo:margin-right="0in" fo:text-align="center" style:justify-single-word="false" fo:text-indent="0in" style:auto-text-indent="false"/>
    </style:style>
    <style:style style:name="P23" style:family="paragraph" style:parent-style-name="Standard" style:master-page-name="First_20_Page">
      <style:paragraph-properties fo:text-align="center" style:justify-single-word="false" style:page-number="auto"/>
      <style:text-properties fo:color="#000000" style:font-name="Verdana" fo:font-size="9pt" style:font-size-asian="9pt" style:font-name-complex="Verdana1" style:font-size-complex="9pt"/>
    </style:style>
    <style:style style:name="P24" style:family="paragraph" style:parent-style-name="Text_20_body">
      <style:paragraph-properties fo:margin-left="0in" fo:margin-right="0in" fo:text-align="start" style:justify-single-word="false" fo:text-indent="0in" style:auto-text-indent="false"/>
    </style:style>
    <style:style style:name="T1" style:family="text">
      <style:text-properties fo:color="#000000" style:font-name="Verdana" fo:font-size="9pt" style:font-size-asian="9pt" style:font-size-complex="9pt"/>
    </style:style>
    <style:style style:name="T2" style:family="text">
      <style:text-properties fo:color="#000000" style:font-name="Verdana" fo:font-size="9pt" fo:language="en" fo:country="US" style:font-name-asian="Times New Roman1" style:font-size-asian="9pt" style:language-asian="zh" style:country-asian="CN" style:font-name-complex="Book Antiqua1" style:font-size-complex="9pt" style:language-complex="ar" style:country-complex="SA"/>
    </style:style>
    <style:style style:name="T3" style:family="text">
      <style:text-properties fo:color="#000000" style:font-name="Verdana" fo:font-size="9pt" fo:font-weight="bold" style:font-size-asian="9pt" style:font-weight-asian="bold" style:font-name-complex="Verdana1" style:font-size-complex="9pt" style:font-weight-complex="bold"/>
    </style:style>
    <style:style style:name="T4" style:family="text">
      <style:text-properties fo:color="#000000" style:font-name="Verdana" fo:font-size="9pt" fo:font-style="normal" fo:font-weight="normal" style:font-name-asian="DejaVu Sans" style:font-size-asian="9pt" style:font-style-asian="normal" style:font-weight-asian="normal" style:font-name-complex="Verdana1" style:font-size-complex="9pt" style:font-style-complex="normal" style:font-weight-complex="normal"/>
    </style:style>
    <style:style style:name="T5" style:family="text">
      <style:text-properties fo:color="#000000" style:font-name="Verdana" fo:font-size="14pt" fo:font-weight="bold" style:font-size-asian="14pt" style:font-weight-asian="bold" style:font-name-complex="Verdana1" style:font-size-complex="14pt" style:font-weight-complex="bold"/>
    </style:style>
    <style:style style:name="T6" style:family="text">
      <style:text-properties fo:color="#000000" style:font-name="Verdana" fo:font-size="11pt" style:font-size-asian="11pt" style:font-name-complex="Verdana1" style:font-size-complex="11pt"/>
    </style:style>
    <style:style style:name="T7" style:family="text">
      <style:text-properties fo:color="#000000" style:font-name="Verdana" fo:font-size="11pt" fo:font-style="normal" fo:font-weight="bold" style:font-name-asian="DejaVu Sans" style:font-size-asian="11pt" style:font-style-asian="normal" style:font-weight-asian="bold" style:font-name-complex="Verdana1" style:font-size-complex="11pt" style:font-style-complex="normal" style:font-weight-complex="bold"/>
    </style:style>
    <style:style style:name="T8" style:family="text">
      <style:text-properties fo:color="#000000" style:font-name="Verdana" fo:font-size="11pt" fo:font-style="normal" fo:font-weight="normal" style:font-name-asian="DejaVu Sans" style:font-size-asian="11pt" style:font-style-asian="normal" style:font-weight-asian="normal" style:font-name-complex="Verdana1" style:font-size-complex="11pt" style:font-style-complex="normal" style:font-weight-complex="normal"/>
    </style:style>
    <style:style style:name="T9" style:family="text">
      <style:text-properties fo:color="#000000" style:font-name="Verdana" fo:font-size="11pt" fo:font-style="normal" fo:font-weight="normal" officeooo:rsid="001d8441" style:font-name-asian="DejaVu Sans" style:font-size-asian="11pt" style:font-style-asian="normal" style:font-weight-asian="normal" style:font-name-complex="Verdana1" style:font-size-complex="11pt" style:font-style-complex="normal" style:font-weight-complex="normal"/>
    </style:style>
    <style:style style:name="T10" style:family="text">
      <style:text-properties fo:color="#000000" style:font-name="Verdana" fo:font-size="11pt" fo:font-style="italic" fo:font-weight="bold" style:font-name-asian="DejaVu Sans" style:font-size-asian="11pt" style:font-style-asian="italic" style:font-weight-asian="bold" style:font-name-complex="Verdana1" style:font-size-complex="11pt" style:font-style-complex="italic" style:font-weight-complex="bold"/>
    </style:style>
    <style:style style:name="T11" style:family="text">
      <style:text-properties fo:color="#000000" style:font-name="Verdana" fo:font-size="11pt" fo:font-style="italic" fo:font-weight="normal" style:font-name-asian="DejaVu Sans" style:font-size-asian="11pt" style:font-style-asian="italic" style:font-weight-asian="normal" style:font-name-complex="Verdana1" style:font-size-complex="11pt" style:font-style-complex="italic" style:font-weight-complex="normal"/>
    </style:style>
    <style:style style:name="T12" style:family="text">
      <style:text-properties fo:color="#000000" style:font-name="Verdana" fo:font-size="11pt" fo:language="en" fo:country="US" fo:font-style="italic" fo:font-weight="normal" style:font-name-asian="DejaVu Sans" style:font-size-asian="11pt" style:language-asian="zh" style:country-asian="CN" style:font-style-asian="italic" style:font-weight-asian="normal" style:font-name-complex="Verdana1" style:font-size-complex="11pt" style:language-complex="ar" style:country-complex="SA" style:font-style-complex="italic" style:font-weight-complex="normal"/>
    </style:style>
    <style:style style:name="T13" style:family="text">
      <style:text-properties fo:color="#000000" style:font-name="Verdana" fo:font-size="11pt" fo:language="en" fo:country="US" fo:font-style="italic" fo:font-weight="normal" officeooo:rsid="001d8441" style:font-name-asian="DejaVu Sans" style:font-size-asian="11pt" style:language-asian="zh" style:country-asian="CN" style:font-style-asian="italic" style:font-weight-asian="normal" style:font-name-complex="Verdana1" style:font-size-complex="11pt" style:language-complex="ar" style:country-complex="SA" style:font-style-complex="italic" style:font-weight-complex="normal"/>
    </style:style>
    <style:style style:name="T14" style:family="text">
      <style:text-properties fo:color="#000000" style:font-name="Verdana" fo:font-size="11pt" fo:language="en" fo:country="US" fo:font-style="italic" fo:font-weight="bold" style:font-name-asian="DejaVu Sans" style:font-size-asian="11pt" style:language-asian="zh" style:country-asian="CN" style:font-style-asian="italic" style:font-weight-asian="bold" style:font-name-complex="Verdana1" style:font-size-complex="11pt" style:language-complex="ar" style:country-complex="SA" style:font-style-complex="italic" style:font-weight-complex="bold"/>
    </style:style>
    <style:style style:name="T15" style:family="text">
      <style:text-properties fo:color="#000000" style:font-name="Verdana" fo:font-size="11pt" fo:language="en" fo:country="US" fo:font-style="normal" fo:font-weight="normal" style:font-name-asian="DejaVu Sans"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T16" style:family="text">
      <style:text-properties fo:color="#000000" style:font-name="Verdana" fo:font-size="11pt" fo:language="en" fo:country="US" fo:font-style="normal" fo:font-weight="normal" officeooo:rsid="001d8441" style:font-name-asian="DejaVu Sans"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T17" style:family="text">
      <style:text-properties fo:color="#000000" style:font-name="Verdana" fo:font-size="11pt" fo:language="en" fo:country="US" fo:font-style="normal" fo:font-weight="bold" style:font-name-asian="DejaVu Sans" style:font-size-asian="11pt" style:language-asian="zh" style:country-asian="CN" style:font-style-asian="normal" style:font-weight-asian="bold" style:font-name-complex="Verdana1" style:font-size-complex="11pt" style:language-complex="ar" style:country-complex="SA" style:font-style-complex="normal" style:font-weight-complex="bold"/>
    </style:style>
    <style:style style:name="T18" style:family="text">
      <style:text-properties fo:color="#000000" style:font-name="Verdana" fo:font-size="16pt" fo:font-style="normal" fo:font-weight="bold" style:font-name-asian="DejaVu Sans" style:font-size-asian="16pt" style:font-style-asian="normal" style:font-weight-asian="bold" style:font-name-complex="Verdana1" style:font-size-complex="16pt" style:font-style-complex="normal" style:font-weight-complex="bold"/>
    </style:style>
    <style:style style:name="T19" style:family="text">
      <style:text-properties fo:color="#000000" style:font-name="Verdana" fo:font-size="16pt" fo:language="en" fo:country="US" fo:font-style="normal" fo:font-weight="bold" style:font-name-asian="DejaVu Sans" style:font-size-asian="16pt" style:language-asian="zh" style:country-asian="CN" style:font-style-asian="normal" style:font-weight-asian="bold" style:font-name-complex="Verdana1" style:font-size-complex="16pt" style:language-complex="ar" style:country-complex="SA" style:font-style-complex="normal" style:font-weight-complex="bold"/>
    </style:style>
    <style:style style:name="T20" style:family="text">
      <style:text-properties fo:color="#000000" fo:font-size="11pt" style:font-size-asian="11pt" style:font-size-complex="11pt"/>
    </style:style>
    <style:style style:name="T21" style:family="text">
      <style:text-properties fo:color="#000000" style:text-line-through-style="none" style:text-line-through-type="none" style:font-name="Verdana" fo:font-size="11pt" fo:language="en" fo:country="US" fo:font-style="normal" fo:font-weight="normal" style:font-name-asian="DejaVu Sans"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T22" style:family="text">
      <style:text-properties fo:color="#000000" style:text-line-through-style="none" style:text-line-through-type="none" style:font-name="Verdana" fo:font-size="11pt" fo:language="en" fo:country="US" fo:font-style="italic" fo:font-weight="normal" style:font-name-asian="DejaVu Sans" style:font-size-asian="11pt" style:language-asian="zh" style:country-asian="CN" style:font-style-asian="italic" style:font-weight-asian="normal" style:font-name-complex="Verdana1" style:font-size-complex="11pt" style:language-complex="ar" style:country-complex="SA" style:font-style-complex="italic" style:font-weight-complex="normal"/>
    </style:style>
    <style:style style:name="T23" style:family="text">
      <style:text-properties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officeooo:rsid="001d84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7"/>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5"/>
      <text:p text:style-name="P5"/>
      <text:p text:style-name="P5"/>
      <text:p text:style-name="P5"/>
      <text:p text:style-name="P5"/>
      <text:p text:style-name="P5"/>
      <text:p text:style-name="P6"><text:span text:style-name="T1"><text:line-break/>Copyright © 202</text:span><text:span text:style-name="T2">1</text:span><text:span text:style-name="T1"> by Brent Elisens<text:line-break/>All rights reserved. This book or any portion thereof may not be reproduced or used in any manner whatsoever without the express written permission of the publisher except for the use of brief quotations in a book review.</text:span></text:p>
      <text:p text:style-name="P4"><text:span text:style-name="T1">Printed in the United States of America</text:span></text:p>
      <text:p text:style-name="P4"><text:span text:style-name="T1">First Printing, 202</text:span><text:span text:style-name="T2">1</text:span></text:p>
      <text:p text:style-name="P4"><text:span text:style-name="T1">ISBN: 9798591500719</text:span></text:p>
      <text:p text:style-name="P16"><text:a xlink:type="simple" xlink:href="mailto:sixie6e@gmail.com" text:style-name="Internet_20_link" text:visited-style-name="Visited_20_Internet_20_Link"><text:span text:style-name="T3">sixie6e@gmail.com</text:span></text:a></text:p>
      <text:p text:style-name="P16"><text:a xlink:type="simple" xlink:href="mailto:paracosmoclast@gmail.com" text:style-name="Internet_20_link" text:visited-style-name="Visited_20_Internet_20_Link"><text:span text:style-name="T3">paracosmoclast@gmail.com</text:span></text:a></text:p>
      <text:p text:style-name="P16"><text:a xlink:type="simple" xlink:href="https://sixie6e.altervista.org/" text:style-name="Internet_20_link" text:visited-style-name="Visited_20_Internet_20_Link">http://</text:a><text:a xlink:type="simple" xlink:href="https://sixie6e.altervista.org/" text:style-name="Internet_20_link" text:visited-style-name="Visited_20_Internet_20_Link">distherapy.net</text:a><text:span text:style-name="T3"><text:line-break/></text:span><text:a xlink:type="simple" xlink:href="https://www.facebook.com/sixie6e" text:style-name="Internet_20_link" text:visited-style-name="Visited_20_Internet_20_Link">https://www.facebook.com/sixie6e</text:a><text:span text:style-name="T3"><text:line-break/></text:span><text:a xlink:type="simple" xlink:href="https://sixie6e.altervista.org/" text:style-name="Internet_20_link" text:visited-style-name="Visited_20_Internet_20_Link">https://sixie6e.altervista.org</text:a></text:p>
      <text:p text:style-name="P8"/>
      <text:p text:style-name="P11"><text:soft-page-break/></text:p>
      <text:p text:style-name="P17"><text:span text:style-name="T5">the adoption option with a portion of abortio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text:span text:style-name="T6">resource destruction and the corporately conditioned human inability to discipline themselves on an individual or societal scal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17"><text:span text:style-name="T6">brent elisens</text:span></text:p>
      <text:p text:style-name="P17"><text:span text:style-name="T7">@sixie6e</text:span></text:p>
      <text:p text:style-name="P10"><text:soft-page-break/></text:p>
      <text:p text:style-name="P10"/>
      <text:p text:style-name="P16"><text:span text:style-name="T4"><text:tab/></text:span></text:p>
      <text:p text:style-name="P13"/>
      <text:p text:style-name="P16"><text:span text:style-name="T10"><text:tab/></text:span><text:span text:style-name="T18">obnoxious ass kids.</text:span><text:span text:style-name="T8">in this society the only limitations on reproduction are consent and opportunity. people want to limit the way other humans do things like eat and drive but also want to populate the asphalt with more metal boxes jam packed with cabbage patch mismatches. they are not understanding that the more people there are, the longer their list of societal grievances grows. instead of disciplining themselves and learning to be alone, they continually seek to validate their own existence sexually through others. often having a child and then living vicariously through the child. the child's successes are also the parent's successes yet the child's failures are the child's alone. there are humans with psychoses and depravities that, protected by the system, are having a frightening amount of children. the number of children born to codependent parents is staggering. aside from the resource consumption issue, kids are obnoxious, loud, obstinate, and because of your votes and professional outrage at everything, you can't put hands on them. they're smart, they know that.</text:span></text:p>
      <text:p text:style-name="P14"/>
      <text:p text:style-name="P16"><text:soft-page-break/><text:span text:style-name="T18"><text:tab/>it sounds harsh.</text:span><text:span text:style-name="T8">but it isn't. children, like kittens and jumping spiders, are extra cute until they do things that aren't. the human body has functions but those are nested functions. the body itself is a function. input, output. children are just smaller functions. eat, poop, sleep, eat, poop, sleep. people claim there is such overpopulation and lack of resources yet in the same breath yell at people to go forth and multiply because a book about a zombie that was born to a virgin, walked on water, and generated food from nothing - told us to. well, we did that. you can stop. also concentration of humans is the issue concerning numbers and resource consumption, not overpopulation. my misanthropy aside, if you go into the general public, you put on a smile and a friendly demeanor to avoid confrontation but people tire you or agitate you or both. how many people do how many ridiculous things and at the expense of all of life? not just our society of primitive humans, but life that exists in the environment that we annihilate and consume. mowing the grass kills all kinds of life. i didn't understand the animated movie 'the secret of nimh' until i grew up. the smallest thing we do for image, destroys so much. more humans means more food needed. more humans means more housing needed(even though plenty is already available</text:span><text:span text:style-name="T9">)</text:span><text:span text:style-name="T8">. more humans means traffic aggravation skyrockets. to corporations, more humans means more cheap </text:span><text:soft-page-break/><text:span text:style-name="T8">labor to spend their wages. the state wrote the bible. or whoever was in the lateral position of their societal, hierarchical structure. notice the key translated phrases: <text:line-break/><text:line-break/>'</text:span><text:span text:style-name="T11">go forth and multiply</text:span><text:span text:style-name="T8">'<text:line-break/>'</text:span><text:span text:style-name="T11">worship the state as you would god</text:span><text:span text:style-name="T8">'</text:span><text:span text:style-name="T11"><text:line-break/></text:span><text:span text:style-name="T8">'</text:span><text:span text:style-name="T11">submit, work, and be </text:span><text:span text:style-name="T12">dutiful</text:span><text:span text:style-name="T15">'</text:span><text:span text:style-name="T11"><text:line-break/></text:span><text:span text:style-name="T8">'</text:span><text:span text:style-name="T11">be angry, but do nothing.</text:span><text:span text:style-name="T8">'</text:span></text:p>
      <text:p text:style-name="P14"/>
      <text:p text:style-name="P16"><text:span text:style-name="T8">sounds disgustingly like </text:span><text:span text:style-name="T11">indoctrination </text:span><text:span text:style-name="T8">when you look at it objectively. </text:span><text:span text:style-name="T15">if</text:span><text:span text:style-name="T8"> you look at it a priori with your conditioned thought process, those may not seem like 'bad' things. </text:span></text:p>
      <text:p text:style-name="P14"/>
      <text:p text:style-name="P16"><text:span text:style-name="T8">just because you CAN doesn't mean you should. if you are in your house, you have the right to put your genitalia in your mouth, put </text:span><text:span text:style-name="T12">mr. bucket</text:span><text:span text:style-name="T15"> balls </text:span><text:span text:style-name="T8">in your butt, and get yourself off into your tv dinner. doesn't mean you should. you have the right to cage most animals as pets. doesn't mean you should. you have the right to disrespect people in the service industry because their masters force them to eat shit for their wages. doesn't mean you should. you have the freedom, as has been shown for decades, to bring a weapon to a public place and kill people. doesn't mean you should. also, usually things that are socially acceptable are not morally/existentially acceptable. society's foundation is a dollar as priority and then work morals around that. it should be exist first, work third, don't count the seconds. </text:span></text:p>
      <text:p text:style-name="P16"><text:soft-page-break/><text:span text:style-name="T18"><text:tab/>eugenics</text:span><text:span text:style-name="T8">is a controversial subject. often an offensive one. however, only for delicate people. in the past eugenic principles were used to 'justify' primitive xenophobia. obviously, saying that a specific race or class of people is not allowed to reproduce is morally disgusting. let's throw some circumstances around. say the person regardless of race is a convicted child predator. background checks don't catch those who haven't been caught yet as there are child predators trying to get married and have families right this moment. there are a frightening number of convictions for sex related crimes against children. so would keeping them from reproducing at least limit the genetic factor of sexual deviance? genes by themselves determine a great amount about you but </text:span><text:span text:style-name="T15">they are more like buttons with variable outcomes determined by external environmental and social factors.</text:span><text:span text:style-name="T8"> there is no genetics/environment 'debate'. it is a combination of things that prove this, but to argue which part of two things that contributed, had a whole part, is absurd and a waste of time. humans raise the young of another human and other species. there are many animals that care for the young of others of their own kind, but rare an interspecies relationship develops. a cold-blooded mowgli without the ability to communicate verbally. if a lizard is raised with snakes, would the lizard not then learn the hunting patterns, sleeping patterns, and other biological rhythms of the </text:span><text:soft-page-break/><text:span text:style-name="T8">beings that teach it about its environment? a being with a detachable tail trying to constrict something to eat much larger than itself. it could get employed by the quadriplegic reptilian community to build their houses and scratch their backs. uh oh, there's that personification. if </text:span><text:span text:style-name="T15">they could all work together</text:span><text:span text:style-name="T8">, the reverberation from their cries of suffering would destroy all of man's industry. as far as we understand, they don't understand sound waves/physics or cooperation for </text:span><text:span text:style-name="T15">a what appears to be a nonessential </text:span><text:span text:style-name="T16">for</text:span><text:span text:style-name="T15"> survival task, </text:span><text:span text:style-name="T8">though. you can try to biblically say that animals don't feel or were placed here for our every whim and disposal, but if you have ever been around a dog or cat</text:span><text:span text:style-name="T9"> when the affection is not food related, </text:span><text:span text:style-name="T8">then you know this to be false. they do feel. would you want people who have dominion over a fresh mind, a clean hard drive, to install software in that hard drive that says animals do not feel? or would you want people who try to cause the least amount of suffering for others reproduce the most? why are welfare people allowed to have 4, 5, and 6 kids? while on welfare? learned behavior. system exploitation.</text:span></text:p>
      <text:p text:style-name="P16"><text:span text:style-name="T8"><text:s/></text:span></text:p>
      <text:p text:style-name="P16"><text:soft-page-break/><text:span text:style-name="T19"><text:tab/>the umbilical cord</text:span><text:span text:style-name="T8">was wrapped around my throat when i was born. i was in ICU. if you were a woman trying to give birth in </text:span><text:span text:style-name="T15">the early 1900s, you had chance of dying during delivery. like 8 or 9 out of 1000. birthing another human is no different than birthing a foal or calf. it is disgusting. sometimes kids are cute. when they are born they are not. it is somehow inserting a consciousness into a defective reliquary, a delicate prison of suffering and eventual disintegration. there is a gang of birth related complications and defects. for example:</text:span></text:p>
      <text:p text:style-name="P15"/>
      <text:p text:style-name="P16"><text:span text:style-name="T12">anopthalmia</text:span></text:p>
      <text:p text:style-name="P16"><text:span text:style-name="T12">anotia</text:span></text:p>
      <text:p text:style-name="P16"><text:span text:style-name="T12">cleft lip/palate</text:span></text:p>
      <text:p text:style-name="P16"><text:span text:style-name="T12">congenital heart defects</text:span></text:p>
      <text:p text:style-name="P16"><text:span text:style-name="T12">craniosynostosis</text:span></text:p>
      <text:p text:style-name="P16"><text:span text:style-name="T12">down syndrome</text:span></text:p>
      <text:p text:style-name="P16"><text:span text:style-name="T12">hypospadias</text:span></text:p>
      <text:p text:style-name="P16"><text:span text:style-name="T12">microcephaly</text:span></text:p>
      <text:p text:style-name="P16"><text:span text:style-name="T12">muscular dystrophy</text:span></text:p>
      <text:p text:style-name="P16"><text:span text:style-name="T12">neural tube issues</text:span></text:p>
      <text:p text:style-name="P16"><text:span text:style-name="T12">anencephaly</text:span></text:p>
      <text:p text:style-name="P16"><text:span text:style-name="T12">encephalocele</text:span></text:p>
      <text:p text:style-name="P16"><text:span text:style-name="T12">spina bifida</text:span></text:p>
      <text:p text:style-name="P16"><text:span text:style-name="T12">omphalocele</text:span></text:p>
      <text:p text:style-name="P16"><text:span text:style-name="T12">esophageal atresia</text:span></text:p>
      <text:p text:style-name="P24"><text:span text:style-name="T12">et cetera, et cetera, et cetera</text:span></text:p>
      <text:p text:style-name="P24"><text:soft-page-break/><text:span text:style-name="T15">those are physical issues. psychological abnormalities in </text:span><text:span text:style-name="T12">infants</text:span><text:span text:style-name="T15"> is not the issue. however, tying in with the resource section, that infant will grow up to use, consume, and then take a shit that ends up in a river. that infant will also grow up in a society that, given some sort of genetic bias, will cause severe mental health problems for it. we are not meant to exist as cheap labor making things no one actually needs. there is a paracosm constructed on top of the real one. existing in an irrational world is going to build irrational beings. if kindness of the 'heart' paid bills, most americans would be broke and homeless. let's choose a famous diagnosis. </text:span><text:span text:style-name="T12">schizophrenia</text:span><text:span text:style-name="T15">. <text:s/>yes schizophrenics do have thought problems, usually sequential thought, homonyms, problems understanding abstract and metaphorical thought. auditory hallucinations and violence are not the disease. here, general society has the thought problems. people are afraid of schizophrenia because they fear schizophrenic violence. schizophrenics have a much, </text:span><text:span text:style-name="T12">much </text:span><text:span text:style-name="T15">lower rate of violence than does society itself. usually the violence is self-inflicted. maiming their own body, the number one part being genitalia. <text:s/>my son's mother in court under oath told them that i had been diagnosed with schizophrenia. blatantly false but that was light compared to the other lies. in the future i tried to file a grievance on a doctor for refusing to have the student leave the room. they had me </text:span><text:span text:style-name="T12">committed as schizophrenic </text:span><text:span text:style-name="T15">to preemptively refute the </text:span><text:soft-page-break/><text:span text:style-name="T15">grievance. after i was released from the hospital, i filed a civil suit</text:span><text:span text:style-name="T17">*</text:span><text:span text:style-name="T15">. the outcome is still pending but i was able to put in writing what happened and i recorded the doctors. should be slam dunk but arbitrary wording by rich politicians allows 'important' people to elude responsibility. in recent decades political figures employ psychiatrists to certify political dissidents with a thought disorder. society will not perceive someone as credible if they have been labeled as unable to think 'normally'. that is a notorious example, here are some less known others:</text:span></text:p>
      <text:p text:style-name="P24"><text:span text:style-name="T12">adhd<text:line-break/>autism spectrum<text:line-break/>mood dysregulation<text:line-break/>eating disorders<text:line-break/>gender dysphoria<text:line-break/>intellectual disorders<text:line-break/>neurocognitive disorders<text:line-break/>paraphilic disorders<text:line-break/>ptsd<text:line-break/>communication disorders<text:line-break/>psychosomatic disorders<text:line-break/>personality disorders<text:line-break/>trichotillomania<text:line-break/>et cetera, et cetera, et cetera<text:line-break/><text:line-break/><text:line-break/><text:line-break/><text:line-break/></text:span><text:span text:style-name="T14">*</text:span><text:span text:style-name="T17">https://casetext.com/case/elisens-v-cayuga-cnty-mental-health</text:span></text:p>
      <text:p text:style-name="P24"><text:soft-page-break/><text:span text:style-name="T15">i put these diagnoses without their definitions for two reasons. if i type it here you won't remember it as well. also, this is not the dsm5. this is to show you the problems that your </text:span><text:span text:style-name="T12">ctrl+c, ctrl+v</text:span><text:span text:style-name="T15"> can and will have. every single human that is existing has a classifiable mental health issue of some kind. how long though before humans wake their primitive</text:span><text:span text:style-name="T16"> split- loaves </text:span><text:span text:style-name="T15">up to view mental health as</text:span><text:span text:style-name="T16"> </text:span><text:span text:style-name="T13">our </text:span><text:span text:style-name="T16">mental health condtions </text:span><text:span text:style-name="T15">instead of </text:span><text:span text:style-name="T12">the</text:span><text:span text:style-name="T13">ir </text:span><text:span text:style-name="T16">mental health conditions</text:span><text:span text:style-name="T15">?</text:span></text:p>
      <text:p text:style-name="P18"><text:soft-page-break/><text:span text:style-name="T19"><text:tab/>knowing existence</text:span><text:span text:style-name="T15">is intense suffering why would people, except for </text:span><text:span text:style-name="T16">self-serving</text:span><text:span text:style-name="T15"> reasons to copy oneself, have so many children or even children at all? i have one son and i regret having him. not </text:span><text:span text:style-name="T12">him </text:span><text:span text:style-name="T15">but having a child at all. that sounds fucked up but it isn't and here is why. humans use, consume, waste, destroy, rape, murder, all the foul shit in </text:span><text:span text:style-name="T12">sufferware v0.x-9.x. </text:span><text:span text:style-name="T15">if you are poor, your health is going to pay the price. this sounds like only wealthy people should have kids but that is not at all what i am saying. money and materials are no determination on your character as a parent. there are rich pedophiles and poor heroes. there are poor pedophiles and rich heroes. my point is that in </text:span><text:span text:style-name="T12">this</text:span><text:span text:style-name="T15"> system, if you don't have the access to resources, if you are barely getting by paycheck to paycheck(as most of us slaves are) why would you add another resource consuming organism? there are beautiful things about life but life itself is brutal. if we didn't have brutality, compassion would be empty. still, would you sentence someone to...this?...a lifetime of suffer and existential crisis or slumbering ewes, for a few moments of your pleasure - and have the audacity to claim you love them? my biological mother had 4 children. my son's mother has 5. the state pays whores decently. or that is to say they decide to give taxpayer dollars to people who do nothing but inhale rj reynold's phallus, watch programming, and participate in holidays. taking their tanf checks and giving it </text:span><text:soft-page-break/><text:span text:style-name="T15">to the corporations. your taxes go to corporations the fellow citizen route. </text:span></text:p>
      <text:p text:style-name="P19"/>
      <text:p text:style-name="P18"><text:soft-page-break/><text:span text:style-name="T15"><text:tab/></text:span><text:span text:style-name="T19">the foster care system</text:span><text:span text:style-name="T15">in this society needs crutches. it needs emergency assistance en route with cpr in the meantime. there are around 430000 children in foster care, many of them separated siblings. they usually stay well over a year and a half, often in between shelters and group homes. in the united states, something like 9 out of 1000 children get victimized. in 2018 there were an estimated 678000 victims. in 2018 resulting from abuse and neglect, 1770 children died. fewer than 3% of foster children will get a college degree. 7% get sexually abused. the mental, emotional, physiological, psychosocial, and existential impacts on foster children are not revertible. they are also irrefutable. humans need to stop having so many children. a book of religious doctrine and fables where if you cut someone's hair they lose their god given power-ups and if you pray hard enough, the monotheistic deity of the desert will choose your team over the other team and their deity/deities(if they were fighting an enemy of a rainforested region, the woods-dwellers normally are polytheistic as there are more unexplained things in their environment), telling you to do so, </text:span><text:span text:style-name="T12">is not valid reason for doing so</text:span><text:span text:style-name="T15">. an overused example but applies to all tyrannical societies, the state wasn't built by the face of the tyranny, it was built by the devotees and those 'just doing what they were told'. other debt slaves(hourly employees, cheap labor, salaried, etc) doing so because </text:span><text:soft-page-break/><text:span text:style-name="T15">they were told or shown it was acceptable to do so </text:span><text:span text:style-name="T12">does not mean it is acceptable to do so</text:span><text:span text:style-name="T15">. if humans would grip the initiative by the cheeks, neither abortion nor adoption would be an issue. copying yourself because you think you're entitled to do so and/or a superb human</text:span><text:span text:style-name="T12"> is not valid reason for doing so.</text:span><text:span text:style-name="T15"> copying yourself when you have mentally debilitating issues should be done with extreme caution. your ability to handle your own life as an adult as prerequisite while keeping in mind almost 40% of the cases of mental retardation are of genetic cause. however, as i said, in this society the only deciding factors are consent and opportunity. if you cannot maintain your physical body to a functional degree, how can you show offspring how to exist? they don't learn by words but by actions. put bluntly, there is no such thing as government funded. unemployment, food stamps, the stimulus dollars, all come from the taxed wages of hourly/salaried employees. the cheap labor. almost 80% of foster care children(myself included) have some sort of mental health issue. i have ptsd, not an intellectual disability but the trauma of abandonment and foster care are there for many. most of the time a baby born to handicapped parents will end up in the system. disabled children also experience abuse at a rate 2-3x higher. mentally retarded people should absolutely get to experience as full quality of life as possible, but not at the expense of their offspring.</text:span></text:p>
      <text:p text:style-name="P18"><text:soft-page-break/><text:span text:style-name="T19"><text:tab/>we don't know</text:span><text:span text:style-name="T15">at </text:span><text:span text:style-name="T13">exactly</text:span><text:span text:style-name="T16"> </text:span><text:span text:style-name="T15">what point consciousness </text:span><text:span text:style-name="T16">turns on</text:span><text:span text:style-name="T15">. to kill would be to potentially find out later that we had extinguished countless consciousnesses. as i proudly boast in other writings, if you end an existence for no reason and justify it with its lack of physical size, i'm sending a right hook to those cavernous boulders of yours. the ones housed in that glass case of meth, sugar, entitlement, and cowardice. people like that only understand violence. when </text:span><text:span text:style-name="T12">a </text:span><text:span text:style-name="T15">and </text:span><text:span text:style-name="T12">b </text:span><text:span text:style-name="T15">are dominant, </text:span><text:span text:style-name="T12">c </text:span><text:span text:style-name="T15">takes its frustrations out on </text:span><text:span text:style-name="T12">d </text:span><text:span text:style-name="T15">and </text:span><text:span text:style-name="T12">e</text:span><text:span text:style-name="T15">. i'm </text:span><text:span text:style-name="T12">b</text:span><text:span text:style-name="T15">, you are </text:span><text:span text:style-name="T12">c</text:span><text:span text:style-name="T15">, the bugs are </text:span><text:span text:style-name="T12">d</text:span><text:span text:style-name="T15"> and </text:span><text:span text:style-name="T12">e</text:span><text:span text:style-name="T15">. to abort a child is to avoid responsibility. to abort a child is great for resources. governments should be for proper distribution of resources instead of exploitation of them and the citizens that provide their employees' existence. the criminal 'justice' system is used heavily by the state and rich politicians, that depend on votes and tax dollars from your cheap labor, to push fear for control. be afraid of killers, rapists, and robbers, especially from other cultures. "</text:span><text:span text:style-name="T12">as long as i work, keep my head down, and do what i am told by the current authority, i won't have any problems in the police state, and i will be</text:span><text:span text:style-name="T15"> '</text:span><text:span text:style-name="T12">safe</text:span><text:span text:style-name="T15">'" doesn't fly with me. i fly on the wings of rational thought, not submission, worship, and fear. this is not an existence. doing corporate labor for unnecessary things. providing ones own existence is excellent. make your own home, grow your own food, etc if '</text:span><text:span text:style-name="T12">freedom</text:span><text:span text:style-name="T15">' is real you'd be able to choose to </text:span><text:soft-page-break/><text:span text:style-name="T15">do so. however, ultimatum labor is not voluntary employment. why would you bring a child into existence? the same reason slaves throughout history have had children. they are instructed to. this way the </text:span><text:span text:style-name="T12">tools</text:span><text:span text:style-name="T15"> replace themselves.</text:span></text:p>
      <text:p text:style-name="P19"/>
      <text:p text:style-name="P18"><text:span text:style-name="T15"><text:tab/>we could be anything. yes we have these <text:s/>clumsy canisters to stumble about in, but we have no definitive before/after evidence for our consciousness. we could be a universe of consciousnesses that have begged some master to feel, instead of constantly think. animals, plants, my inherent behaviors, the inherent behaviors of other people, the life cycles, reproduction. i am always thinking, weighing, playing out scenarios, going down mental pathways to try and understand my existence relative to others and the rest of existence. </text:span><text:span text:style-name="T21">two dominant things in life are fear and compassion. the amount of suffering...this is the foundation of my thought. not "waaah, i suffer i'm emo" but "looking objectively at societies, governments, animal behavior, history, disease, natural disaster, human depravities, why is suffer and why are all of us here to do so?" religions are bogus. primitive irrational thinking for things the mind doesn't understand. however, there could be truthful elements to it, such as forgiveness. maybe this is limbo for determination of whether we get to reside the rest of our conscious existence suffering or in a state of elation. i don't believe this to be the case at all, but we don't know.</text:span></text:p>
      <text:p text:style-name="P18"><text:soft-page-break/><text:span text:style-name="T21"><text:tab/>if you grew up without trauma and your struggles are just maintaining everything you were born into, you are going to have a very different view on life and the sanctity of it. if your life was wonderful, you would want others to try some of that delicious cake. if life is nothing but suffer, they most likely will have hatred for life and wish suffering on others. not to toot my own buttcheeks, but my life has been an extreme of both. i had a horrible life from birth to 6 years when i was adopted. i was adopted by people who wanted to do the right thing and help an existence that needed it with the few resources they had available to spare to do so. if i had not been adopted, i would be dead or incarcerated for life, or with the death penalty. i would have felt i had no one and with the amount of times i have been victimized by humans i most likely would have snapped and taken as many of those who hurt me as i could with me. however, acquired sociopathy is a thing. i would kick the dog when it would reject my affection. i learned through observing and experiencing suffering that i don't want to cause it for others. i want others to stop causing it for others. i already have enough painful memories of causing suffering for others. i understand now as an adult the reasons i behaved the way i did, but understanding why does not remove the action or the guilt. to grow up in this society if you are raising passive ewe to just work, buy, and keep their head down they may not have as many problems. if you are trying to raise free </text:span><text:soft-page-break/><text:span text:style-name="T21">thinking beings(you can start by telling them the reason why when you give a direct order instead of 'because i said so'. that teaches authoritarian submissiveness regardless of moral or ethical soundness.) your children are going to have social problems. there will be constant norm violations. the state and corporations do not like those that stand their ground against suffering. they profit too heavily from it. they don't like those who poison the well and speak anti-corporate rhetoric. you have to consider these things when having children. many just want one because they are cute at first, they want to copy themselves, and/or it is socially expected. <text:s text:c="3"/>children are humans. they eat. they poop. they use resources. they cost wages(only in this system of cheap labor). you could be gestating a grimy gestapo gangmember, a paraphilic, or a state worshiping religious nationalist. your child could kill you. the last one is rare but the first three are disturbingly common. as sapolsky said, if you are poor your health is going to pay the price. socioeconomic conditions definitely contribute to health factors. if you are poor, you are going to suffer more. another thing sapolsky taught me is about racism and default thinking. when the human brain sees faces of different colors, it reacts differently. fear activates. in everyone. empathy is more active when the person suffering is the same color or group(</text:span><text:span text:style-name="T22">one of us</text:span><text:span text:style-name="T21">, or </text:span><text:span text:style-name="T22">like me</text:span><text:span text:style-name="T21">). the human mind and body is riddled with faulty biology and thinking errors. </text:span><text:soft-page-break/><text:span text:style-name="T21">the interplay of faulty biology and thinking errors produces some pretty spectacular and often unsettling results. people do not think of these things when fucking to produce more of themselves. they have this absurd notion that love will provide, conquer all, and is not </text:span><text:span text:style-name="T22">lust</text:span><text:span text:style-name="T21">. love is a constant choice. corporate slaves know to think for themselves and their own, they know to work and to buy shit no one needs. this is not a healthy existence. even if the hourly employee, the corporate slave is </text:span><text:span text:style-name="T22">okay with it</text:span><text:span text:style-name="T21">. if you are not raising a free thinking individual, you are raising a slave. thinking the earth is flat is not free thinking. thinking police love and care for us is not free thinking. thinking politicians loves and care for us is not free thinking. questioning things with a foundation of logical processing is. questioning jesus just to rebel to the extreme and worship satan is not free thinking. that is remaining in the same paracosm. different shit, same bowl. if you are going to raise a child in an existence such as this, you should opt to not have children. as i have shown in depth in </text:span><text:span text:style-name="T22">sufferware</text:span><text:span text:style-name="T21">, make believe worlds have actual world consequences. like religion. the death, tyranny, oppression. people kill each other for what they think happens after we die. humans are bad for the environment and bad for each other on a grand scale. sometimes on an individual scale they do nice things for each other however, even child predators aren't raping 24/7 so that isn't saying much. humans are parasites that try to feign altruism and </text:span><text:soft-page-break/><text:span text:style-name="T21">morality. it works on voters and slaves. i get a chemical rush when i do something nice for a stranger. makes me want to keep doing nice things for strangers. self serving behavior. my neighbor fat carol gets disability checks and gets food from the food pantry. she gave me a paper one day thanking me for taking down her garbage. on the flip side was her gerd diagnosis and why she 'cannot do it herself'. then she would begin to knock on my door letting me know to take it down. i notice her alcoholic boyfriend carries bags up daily. mad dog 20/20. he could take the trash out but the amount of bottles is embarrassing. i stopped. now they pile up outside my door. so they have the other neighbor do it. at this very moment there is a pile of 5 glad bags and 3 domino's pizza boxes. their behaviors won't stop me from helping others but it will stop me from helping them. i work my ass off seven days a week so fat carol can keep accelerating her fatass diagnoses. i am trying to get SSI for my mental health. if i get denied i'll be livid because they'll give it to people for eating too much and provide them an existence to continue doing so. i have PTSD from a lot of things. i have other diagnoses but some stem from PTSD(trichotillomania for example. i don't eat hair, i just pull my beard out). i'm fucked up. i process differently than everyone else. i can tell because of their words and behaviors towards me, animals, and others. i get fits of rage like after i got jumped by the cops. i am chronically depressed, i hate people. sort of an </text:span><text:soft-page-break/><text:span text:style-name="T21">extreme jainist. if i see you killing innocent life because it is </text:span><text:span text:style-name="T22">smaller</text:span><text:span text:style-name="T21"> or </text:span><text:span text:style-name="T22">annoying, </text:span><text:span text:style-name="T21">expect my aggression.</text:span></text:p>
      <text:p text:style-name="P21"/>
      <text:p text:style-name="P18"><text:span text:style-name="T21">this leads to an interesting situation. either:</text:span></text:p>
      <text:p text:style-name="P21"/>
      <text:p text:style-name="P18"><text:span text:style-name="T21">a) i am wrong about most things, i am fucked up as a human, i am bad for society</text:span></text:p>
      <text:p text:style-name="P21"/>
      <text:p text:style-name="P18"><text:span text:style-name="T21">or</text:span></text:p>
      <text:p text:style-name="P21"/>
      <text:p text:style-name="P18"><text:span text:style-name="T21">b) i am correct about most things, i am fucked up, and i am good for society.</text:span></text:p>
      <text:p text:style-name="P21"/>
      <text:p text:style-name="P18"><text:span text:style-name="T22">either one proves my writings correct</text:span><text:span text:style-name="T21">.</text:span></text:p>
      <text:p text:style-name="P21"/>
      <text:p text:style-name="P18"><text:soft-page-break/><text:span text:style-name="T21">i lost my job, got beat up by the cops for no reason, and got $600 of other people's taxed wage dollars on the same day. a separate day i woke up on my birthday and got beat up by the marshals task force and hauled to jail because i refused to testify. i had committed no crime. yet i sat in transport and a frozen brooklyn mdc when the power started going out. i had a beautiful baby boy. i was also told i could not sign the birth ceritificate as he may not be mine. maybe it is law of duality, chaos, but rarely do positive things happen and when they do, they are coattailed, fleahopped by some intense suffering. most people i know and see are suffering, angry, depressed, and trying to fake like they aren't. hard to watch a society of zombies continuing their misery by 'choice'. i put paraquotes around it because is it really? as corporate slaves, we lose our sense of self. we lose the ability to experience a full existence. until this changes why would you want to sentence a being to it also? i know some people find a sense of purpose and fulfilment by having a child. not healthy. there are many, many more rational, valid, humanitarian reasons to not have a child. there are many irrational, self-serving, apathetic, religious, and personal reasons to have children and many of them. i exist. i understand that me existing doesn't mean i go do primitive animal things and make as many copies of myself as possible even though i am more intelligent and intellectual than the majority.</text:span></text:p>
      <text:p text:style-name="P18"><text:soft-page-break/><text:span text:style-name="T15"><text:line-break/><text:tab/></text:span><text:span text:style-name="T19">resource depletion</text:span><text:span text:style-name="T15">is also a major concern. 10000000000 people are projected to be on the planet by 2056. for the common core math people, that is ten billion. each one of those needs food and shelter. each one needs love and social bonding. each one needs to know they matter. there are enough resources on the planet for all species to thrive, however humans with their godlike view of themselves masked in humble dollars, want first rate comfort and convenience. they want to copy themselves. they want excess of things and have no issues with having excess of things, even at the expense of all of life, the environment, and the 'beauty' humans claim they revere so socially obligatory. i'm not an eco-terrorist this is just observation. like us throwing away 40% of edible food. more important to look like you care, more important to look like you have concern for others than actually do so. everything you ever used is somewhere on the planet. might be reshaped or separated and dispersed, either way it is still taking up space. to most people, litter is mud on their white gloves, it </text:span><text:span text:style-name="T12">looks</text:span><text:span text:style-name="T15"> bad. much like having the homeless downtown living, loitering, littering. problems are not problems unless they are visible. homelessness on a resource rich planet in a parasitic society has been an issue since i've been alive and certainly before. most homeless are not drunks but are actually schizophrenics and other individuals with </text:span><text:soft-page-break/><text:span text:style-name="T15">diagnosed thought disorders. humans are supposedly the most advanced species yet the only that can't obtain a house just for existing, just for living out an existence we didn't ask for. basic needs should be separate from the economy but human intellect hasn't unlocked that character yet. </text:span></text:p>
      <text:p text:style-name="P19"/>
      <text:p text:style-name="P18"><text:soft-page-break/><text:span text:style-name="T19">finally: </text:span><text:span text:style-name="T15">i am extremely conflicted about abortion(</text:span><text:span text:style-name="T12">and maybe not surprising why it is such a good divisive subject for political platform because there are valid reasons for both stances)</text:span><text:span text:style-name="T15"> because i do not understand the purpose of consciousness yet the amount of suffering humans cause each other out of intent/ignorance and their inability to not keep having more children, says </text:span><text:span text:style-name="T12">stop having so many children</text:span><text:span text:style-name="T15">. we are not gods though we like to fancy ourselves as such. if humans would inhibit their own behavior, neither abortion nor adoption would be necessary. there are a million internet causes for a million different things, most in some way for children. during pregnancy, the fetus is almost continuously asleep and unconscious. consciousness is not like hitting a light switch. it is a series of not necessarily sequential steps, different areas and senses combining intricately, delicately. consciousness cannot emerge before 24 gestational weeks when the thalamocortical connections from the sense organs are established. to me this would mean that abortions before 16 weeks(giving the 24 weeks a wide berth) would be morally sound. especially if the woman was victim of actual rape. not the 'he touched my butt' rape these #</text:span><text:span text:style-name="T12">metoo</text:span><text:span text:style-name="T15"> reaching to be victims push. the goal is quality of life for the child and for society. if you are an adult human in society, it is your responsibility to keep your dicks/vaginas closed and not corrupt children mentally.</text:span></text:p>
      <text:p text:style-name="P19"><text:soft-page-break/></text:p>
      <text:p text:style-name="P19"/>
      <text:p text:style-name="P19"/>
      <text:p text:style-name="P19"/>
      <text:p text:style-name="P19"/>
      <text:p text:style-name="P19"/>
      <text:p text:style-name="P20"/>
      <text:p text:style-name="P20"/>
      <text:p text:style-name="P20"/>
      <text:p text:style-name="P20"/>
      <text:p text:style-name="P20"/>
      <text:p text:style-name="P20"/>
      <text:p text:style-name="P20"/>
      <text:p text:style-name="P20"/>
      <text:p text:style-name="P22"><text:span text:style-name="T15">adoption is the purpose of this writing, necessary(</text:span><text:span text:style-name="T12">we absolutely need a much better determination screening for foster parents</text:span><text:span text:style-name="T15">), and morally sound. if you are trying to have a child, don't. adopt one that needs to know they are loved and that in this world of suffering in a materialistic society of waste and abandonment, </text:span><text:span text:style-name="T14">their existence matters</text:span><text:span text:style-name="T1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Arial Unicode MS1" svg:font-family="'Arial Unicode MS', 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lassGarmnd BT1" svg:font-family="'ClassGarmnd B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false" style:font-name-asian="WenQuanYi Micro Hei"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0pt" fo:language="en" fo:country="US" style:letter-kerning="false" style:font-name-asian="WenQuanYi Micro Hei"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keep-together="always" fo:orphans="0" fo:widows="0" fo:hyphenation-ladder-count="no-limit" style:punctuation-wrap="simple" style:writing-mode="lr-tb"/>
      <style:text-properties style:use-window-font-color="true" style:font-name="Book Antiqua" fo:font-family="'Book Antiqua'"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Book Antiqua1" style:font-family-complex="'Book Antiqua'"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next-style-name="Text_20_body" style:default-outline-level="" style:class="text">
      <style:paragraph-properties fo:margin-top="1.9689in" fo:margin-bottom="0in" loext:contextual-spacing="false" fo:text-align="end" style:justify-single-word="false" fo:orphans="2" fo:widows="2" fo:hyphenation-ladder-count="no-limit" style:punctuation-wrap="simple" style:writing-mode="lr-tb"/>
      <style:text-properties style:use-window-font-color="true" style:font-name="Arial Narrow" fo:font-family="'Arial Narrow'" style:font-family-generic="roman" style:font-pitch="variable" fo:font-size="36pt" fo:language="en" fo:country="AU" fo:font-weight="bold" style:letter-kerning="true" style:font-name-asian="Times New Roman1" style:font-family-asian="'Times New Roman'" style:font-family-generic-asian="system" style:font-pitch-asian="variable" style:font-size-asian="36pt" style:language-asian="zh" style:country-asian="CN" style:font-weight-asian="bold" style:font-name-complex="Arial Narrow1" style:font-family-complex="'Arial Narrow'"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 style:display-name="Text body" style:family="paragraph" style:default-outline-level="" style:class="text">
      <style:paragraph-properties fo:margin-left="0.7902in" fo:margin-right="0in" fo:margin-top="0in" fo:margin-bottom="0.1043in" loext:contextual-spacing="false" fo:text-align="start" style:justify-single-word="false" fo:keep-together="always" fo:orphans="0" fo:widows="0" fo:hyphenation-ladder-count="no-limit" fo:text-indent="0in" style:auto-text-indent="false" style:punctuation-wrap="simple" style:writing-mode="lr-tb"/>
      <style:text-properties style:use-window-font-color="true" style:font-name="Times New Roman" fo:font-family="'Times New Roman'" style:font-family-generic="roman" style:font-pitch="variable" fo:font-size="12pt" fo:language="en" fo:country="AU"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next-style-name="Text_20_body" style:default-outline-level="" style:class="extra">
      <style:paragraph-properties fo:margin-left="1.3335in" fo:margin-right="0in" fo:margin-top="0.0417in" fo:margin-bottom="0.1665in" loext:contextual-spacing="false" style:line-height-at-least="0.139in" fo:keep-together="auto"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font-name-complex="Garamond1" style:font-family-complex="Garamond" style:font-family-generic-complex="system" style:font-pitch-complex="variable"/>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next-style-name="Text_20_body" style:default-outline-level="1" style:class="text">
      <style:paragraph-properties fo:margin-top="0in" fo:margin-bottom="0.139in" loext:contextual-spacing="false" fo:text-align="start" style:justify-single-word="false" fo:keep-together="always" fo:orphans="0" fo:widows="0" fo:hyphenation-ladder-count="no-limit" fo:keep-with-next="always" style:punctuation-wrap="simple" style:writing-mode="lr-tb"/>
      <style:text-properties style:use-window-font-color="true" style:font-name="Arial Unicode MS" fo:font-family="'Arial Unicode MS', Arial" style:font-family-generic="roman" style:font-pitch="variable" fo:font-size="22pt" fo:language="en" fo:country="AU" fo:font-weight="bold" style:letter-kerning="true" style:font-name-asian="Arial Unicode MS1" style:font-family-asian="'Arial Unicode MS', Arial" style:font-family-generic-asian="system" style:font-pitch-asian="variable" style:font-size-asian="22pt" style:language-asian="zh" style:country-asian="CN" style:font-weight-asian="bold" style:font-name-complex="Arial Unicode MS1" style:font-family-complex="'Arial Unicode MS', Arial" style:font-family-generic-complex="system" style:font-pitch-complex="variable" style:font-size-complex="10pt" style:language-complex="ar" style:country-complex="SA" fo:hyphenate="false" fo:hyphenation-remain-char-count="2" fo:hyphenation-push-char-count="2" loext:hyphenation-no-caps="false"/>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3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fo:language="en" fo:country="US" style:font-name-complex="Calibri1" style:font-family-complex="Calibri" style:font-family-generic-complex="system" style:font-pitch-complex="variable" style:font-size-complex="12pt"/>
    </style:style>
    <style:style style:name="Text_20_body_20_indent" style:display-name="Text body indent" style:family="paragraph" style:parent-style-name="Text_20_body" style:default-outline-level="" style:class="text">
      <style:paragraph-properties fo:margin-left="1.1811in" fo:margin-right="0in" fo:text-indent="0in" style:auto-text-indent="false"/>
    </style:style>
    <style:style style:name="Cover_20_SubHeads" style:display-name="Cover SubHeads" style:family="paragraph" style:parent-style-name="Heading" style:default-outline-level="">
      <style:paragraph-properties fo:margin-top="0.3937in" fo:margin-bottom="0in" loext:contextual-spacing="false" fo:text-align="start" style:justify-single-word="false"/>
      <style:text-properties fo:font-size="16pt" style:font-size-asian="16pt"/>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26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Arial" style:font-family-generic="roman" style:font-pitch="variable" fo:font-size="9pt" fo:language="en" fo:country="AU" style:font-size-asian="9pt" style:font-name-complex="Arial Unicode MS1" style:font-family-complex="'Arial Unicode MS', Arial" style:font-family-generic-complex="system" style:font-pitch-complex="variable"/>
    </style:style>
    <style:style style:name="Footer" style:family="paragraph" style:parent-style-name="Header" style:default-outline-level="" style:class="extra">
      <style:paragraph-properties fo:padding-left="0in" fo:padding-right="0in" fo:padding-top="0.028in" fo:padding-bottom="0in" fo:border-left="none" fo:border-right="none" fo:border-top="0.26pt solid #000000" fo:border-bottom="none"/>
      <style:text-properties fo:font-weight="bold" style:font-name-asian="Arial Unicode MS1" style:font-family-asian="'Arial Unicode MS', Arial" style:font-family-generic-asian="system" style:font-pitch-asian="variable" style:font-weight-asian="bold"/>
    </style:style>
    <style:style style:name="Index_20_1" style:display-name="Index 1" style:family="paragraph" style:parent-style-name="Standard" style:next-style-name="Standard" style:default-outline-level="" style:class="index">
      <style:paragraph-properties fo:margin-top="0in" fo:margin-bottom="0.0693in" loext:contextual-spacing="false" fo:keep-together="auto"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class="index">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top="0in" fo:margin-bottom="0.0693in" loext:contextual-spacing="false" fo:keep-together="auto" fo:orphans="2" fo:widows="2"/>
      <style:text-properties fo:language="en" fo:country="AU"/>
    </style:style>
    <style:style style:name="List_20_Number" style:display-name="List Number" style:family="paragraph" style:parent-style-name="Text_20_body" style:default-outline-level="">
      <style:paragraph-properties fo:margin-top="0in" fo:margin-bottom="0.0693in" loext:contextual-spacing="false"/>
    </style:style>
    <style:style style:name="List_20_Number_20_2" style:display-name="List Number 2" style:family="paragraph" style:parent-style-name="List_20_Number" style:default-outline-level="">
      <style:paragraph-properties fo:margin-top="0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Subtitle" style:family="paragraph" style:parent-style-name="Heading" style:next-style-name="Text_20_body" style:default-outline-level="" style:class="chapter">
      <style:paragraph-properties fo:margin-top="0.7874in" fo:margin-bottom="0.0417in" loext:contextual-spacing="false"/>
      <style:text-properties fo:font-size="22pt" fo:font-weight="normal" style:font-size-asian="22pt" style:font-weight-asian="normal"/>
    </style:style>
    <style:style style:name="Table_20_Body_20_Text" style:display-name="Table Body Text" style:family="paragraph" style:parent-style-name="Text_20_body" style:default-outline-level="">
      <style:paragraph-properties fo:margin-left="0in" fo:margin-right="0in" fo:margin-top="0.0417in" fo:margin-bottom="0.0417in" loext:contextual-spacing="false" fo:text-indent="0in" style:auto-text-indent="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font-size="11pt" fo:language="en" fo:country="AU" style:font-size-asian="11pt" style:font-name-complex="ClassGarmnd BT1" style:font-family-complex="'ClassGarmnd BT'"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next-style-name="Standard" style:default-outline-level="" style:class="index">
      <style:paragraph-properties fo:margin-top="0in" fo:margin-bottom="0.1252in" loext:contextual-spacing="false" fo:text-align="start" style:justify-single-word="false" fo:orphans="2" fo:widows="2" fo:hyphenation-ladder-count="no-limit" style:punctuation-wrap="simple" style:writing-mode="lr-tb">
        <style:tab-stops>
          <style:tab-stop style:position="5.5126in" style:leader-style="dotted" style:leader-text="."/>
          <style:tab-stop style:position="5.9063in" style:type="right"/>
        </style:tab-stops>
      </style:paragraph-properties>
      <style:text-properties style:use-window-font-color="true" style:font-name="Arial" fo:font-family="Arial" style:font-family-generic="roman" style:font-pitch="variable" fo:font-size="12pt" fo:language="en" fo:country="AU" fo:font-weight="bold" style:font-name-asian="Times New Roman1" style:font-family-asian="'Times New Roman'" style:font-family-generic-asian="system" style:font-pitch-asian="variable" style:font-size-asian="12pt" style:language-asian="zh" style:country-asian="CN" style:font-weight-asian="bold" style:font-name-complex="Arial1" style:font-family-complex="Arial" style:font-family-generic-complex="system" style:font-pitch-complex="variable" style:font-size-complex="10pt" style:language-complex="ar" style:country-complex="SA" fo:hyphenate="false" fo:hyphenation-remain-char-count="2" fo:hyphenation-push-char-count="2" loext:hyphenation-no-caps="false"/>
    </style:style>
    <style:style style:name="Contents_20_2" style:display-name="Contents 2" style:family="paragraph" style:parent-style-name="Contents_20_1" style:next-style-name="Standard" style:default-outline-level="" style:class="index">
      <style:paragraph-properties fo:margin-left="0.4925in" fo:margin-right="0in" fo:margin-top="0in" fo:margin-bottom="0.0555in" loext:contextual-spacing="false" fo:text-indent="-0.2953in" style:auto-text-indent="false"/>
    </style:style>
    <style:style style:name="Contents_20_3" style:display-name="Contents 3" style:family="paragraph" style:parent-style-name="Contents_20_2" style:next-style-name="Standard" style:default-outline-level="" style:class="index">
      <style:paragraph-properties fo:margin-left="0.689in" fo:margin-right="0in" fo:text-indent="-0.2953in" style:auto-text-indent="false"/>
      <style:text-properties style:font-name="Book Antiqua" fo:font-family="'Book Antiqua'" style:font-family-generic="roman" style:font-pitch="variable" fo:font-weight="normal" style:font-weight-asian="normal" style:font-name-complex="Book Antiqua1" style:font-family-complex="'Book Antiqua'" style:font-family-generic-complex="system" style:font-pitch-complex="variable"/>
    </style:style>
    <style:style style:name="Contents_20_4" style:display-name="Contents 4" style:family="paragraph" style:parent-style-name="Standard" style:next-style-name="Standard" style:default-outline-level="" style:class="index">
      <style:paragraph-properties fo:margin-left="0.3055in" fo:margin-right="0in" fo:margin-top="0in" fo:margin-bottom="0.139in" loext:contextual-spacing="false" fo:text-indent="0in" style:auto-text-indent="false">
        <style:tab-stops>
          <style:tab-stop style:position="6.4299in" style:type="right"/>
        </style:tab-stops>
      </style:paragraph-properties>
      <style:text-properties fo:font-size="10pt" fo:language="en" fo:country="AU" style:font-size-asian="10pt"/>
    </style:style>
    <style:style style:name="Normal_20__28_Web_29_" style:display-name="Normal (Web)" style:family="paragraph" style:parent-style-name="Standard" style:default-outline-level="">
      <style:paragraph-properties fo:margin-top="0.0693in" fo:margin-bottom="0.0693in" loext:contextual-spacing="false" fo:keep-together="auto" fo:orphans="2" fo:widows="2"/>
      <style:text-properties style:font-name="Arial" fo:font-family="Arial" style:font-family-generic="roman" style:font-pitch="variable" fo:font-size="10pt" fo:language="en" fo:country="AU" style:font-name-asian="Arial Unicode MS1" style:font-family-asian="'Arial Unicode MS', Arial" style:font-family-generic-asian="system" style:font-pitch-asian="variable" style:font-size-asian="10pt" style:font-name-complex="Arial1" style:font-family-complex="Arial" style:font-family-generic-complex="system" style:font-pitch-complex="variable"/>
    </style:style>
    <style:style style:name="Body_20_Text_20_Indent" style:display-name="Body Text Indent" style:family="paragraph" style:parent-style-name="Text_20_body" style:default-outline-level="">
      <style:paragraph-properties fo:margin-left="0in" fo:margin-right="0in" fo:margin-top="0in" fo:margin-bottom="0.0835in" loext:contextual-spacing="false" fo:text-indent="0.1457in" style:auto-text-indent="false"/>
      <style:text-properties style:font-name="Book Antiqua" fo:font-family="'Book Antiqua'" style:font-family-generic="roman" style:font-pitch="variable" style:font-name-complex="Book Antiqua1" style:font-family-complex="'Book Antiqua'" style:font-family-generic-complex="system" style:font-pitch-complex="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text-align="justify" style:justify-single-word="false" fo:orphans="2" fo:widows="2" fo:text-indent="0in" style:auto-text-indent="false" fo:padding="0.1945in" fo:border="0.74pt solid #808080"/>
      <style:text-properties style:font-name="Arial" fo:font-family="Arial" style:font-family-generic="roman" style:font-pitch="variable" fo:language="en" fo:country="US" fo:font-style="italic" style:font-style-asian="italic" style:font-name-complex="Arial1" style:font-family-complex="Arial" style:font-family-generic-complex="system" style:font-pitch-complex="variable" style:font-size-complex="11pt"/>
    </style:style>
    <style:style style:name="Heading_20_Base" style:display-name="Heading Base" style:family="paragraph" style:parent-style-name="Text_20_body" style:next-style-name="Text_20_body" style:default-outline-level="">
      <style:paragraph-properties fo:margin-left="0in" fo:margin-right="0in" fo:margin-top="0in" fo:margin-bottom="0in" loext:contextual-spacing="false" fo:orphans="2" fo:widows="2" fo:text-indent="0in" style:auto-text-indent="false" fo:keep-with-next="always"/>
      <style:text-properties style:font-name="Arial" fo:font-family="Arial" style:font-family-generic="roman" style:font-pitch="variable" fo:language="en" fo:country="US" style:letter-kerning="true" style:font-name-complex="Arial1" style:font-family-complex="Arial" style:font-family-generic-complex="system" style:font-pitch-complex="variable" style:font-size-complex="12pt"/>
    </style:style>
    <style:style style:name="Footnote_20_Base" style:display-name="Footnote Base" style:family="paragraph" style:parent-style-name="Text_20_body" style:default-outline-level="">
      <style:paragraph-properties fo:margin-left="0in" fo:margin-right="0in" fo:margin-top="0in" fo:margin-bottom="0.1665in" loext:contextual-spacing="false" style:line-height-at-least="0.139in" fo:text-align="justify" style:justify-single-word="false" fo:orphans="2" fo:widows="2" fo:text-indent="0in" style:auto-text-indent="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12pt"/>
    </style:style>
    <style:style style:name="Footnote" style:family="paragraph" style:parent-style-name="Footnote_20_Base" style:default-outline-level="" style:class="extra">
      <style:text-properties fo:language="en" fo:country="US"/>
    </style:style>
    <style:style style:name="Title_20_Cover" style:display-name="Title Cover" style:family="paragraph" style:parent-style-name="Heading_20_Base" style:next-style-name="Subtitle_20_Cover" style:default-outline-level="">
      <style:paragraph-properties fo:margin-top="0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in" fo:margin-bottom="0in" loext:contextual-spacing="false" style:line-height-at-least="0.3055in" fo:padding-left="0in" fo:padding-right="0in" fo:padding-top="0.1665in" fo:padding-bottom="0in" fo:border-left="none" fo:border-right="none" fo:border-top="0.74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keep-together="auto"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name-complex="Arial1" style:font-family-complex="Arial" style:font-family-generic-complex="system" style:font-pitch-complex="variable" style:font-size-complex="8pt" style:font-weight-complex="bold"/>
    </style:style>
    <style:style style:name="No_20_Spacing" style:display-name="No Spacing" style:family="paragraph" style:default-outline-level="">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lassGarmnd BT" fo:font-family="'ClassGarmnd BT'" style:font-family-generic="roman" style:font-pitch="variable" style:font-name-complex="ClassGarmnd BT1" style:font-family-complex="'ClassGarmnd BT'"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0" style:family="text">
      <style:text-properties fo:font-weight="bold" style:font-weight-asian="bold"/>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use-window-font-color="true" style:font-name="Symbol" fo:font-family="Symbol" style:font-family-generic="roman" style:font-pitch="variable" fo:font-size="12pt" style:font-size-asian="12pt" style:font-name-complex="Symbol1" style:font-family-complex="Symbol" style:font-family-generic-complex="system" style:font-pitch-complex="variable"/>
    </style:style>
    <style:style style:name="WW8Num4z1" style:family="text">
      <style:text-properties style:use-window-font-color="true"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text-properties style:font-name="ClassGarmnd BT" fo:font-family="'ClassGarmnd BT'" style:font-family-generic="roman" style:font-pitch="variable" style:font-name-complex="ClassGarmnd BT1" style:font-family-complex="'ClassGarmnd BT'" style:font-family-generic-complex="system" style:font-pitch-complex="variable"/>
    </style:style>
    <style:style style:name="WW8Num10z0" style:family="text"/>
    <style:style style:name="WW8Num1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0"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6z0" style:family="text">
      <style:text-properties style:font-name="ClassGarmnd BT" fo:font-family="'ClassGarmnd BT'" style:font-family-generic="roman" style:font-pitch="variable" style:font-name-complex="ClassGarmnd BT1" style:font-family-complex="'ClassGarmnd BT'" style:font-family-generic-complex="system" style:font-pitch-complex="variable"/>
    </style:style>
    <style:style style:name="WW8Num1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7z0" style:family="text">
      <style:text-properties fo:font-weight="bold" style:font-weight-asian="bold"/>
    </style:style>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0" style:family="text">
      <style:text-properties style:use-window-font-color="true" style:font-name="Symbol" fo:font-family="Symbol" style:font-family-generic="roman" style:font-pitch="variable" fo:font-size="12pt" style:font-size-asian="12pt" style:font-name-complex="Symbol1" style:font-family-complex="Symbol" style:font-family-generic-complex="system" style:font-pitch-complex="variable"/>
    </style:style>
    <style:style style:name="WW8Num19z1" style:family="text">
      <style:text-properties style:use-window-font-color="true"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1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9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0" style:family="text">
      <style:text-properties style:use-window-font-color="true" style:font-name="Symbol" fo:font-family="Symbol" style:font-family-generic="roman" style:font-pitch="variable" fo:font-size="12pt" style:font-size-asian="12pt" style:font-name-complex="Symbol1" style:font-family-complex="Symbol" style:font-family-generic-complex="system" style:font-pitch-complex="variable"/>
    </style:style>
    <style:style style:name="WW8Num22z1" style:family="text">
      <style:text-properties style:use-window-font-color="true"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2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Default_20_Paragraph_20_Font" style:display-name="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ff8700" style:text-underline-style="none"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font-name-complex="Book Antiqua1" style:font-family-complex="'Book Antiqua'" style:font-family-generic-complex="system" style:font-pitch-complex="variable"/>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name-complex="Arial1" style:font-family-complex="Arial" style:font-family-generic-complex="system" style:font-pitch-complex="variable"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language-complex="ar" style:country-complex="SA"/>
    </style:style>
    <style:style style:name="Header_20_Char" style:display-name="Header Char" style:family="text">
      <style:text-properties style:font-name="Arial Unicode MS" fo:font-family="'Arial Unicode MS', Arial" style:font-family-generic="roman" style:font-pitch="variable" fo:font-size="9pt" fo:language="en" fo:country="AU" style:font-size-asian="9pt" style:font-name-complex="Arial Unicode MS1" style:font-family-complex="'Arial Unicode MS', Arial" style:font-family-generic-complex="system" style:font-pitch-complex="variable"/>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ClassGarmnd BT1" style:font-family-complex="'ClassGarmnd BT'"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weight="bold" style:font-weight-asian="bold"/>
    </style:style>
    <style:style style:name="ListLabel_20_11" style:display-name="ListLabel 11" style:family="text">
      <style:text-properties fo:font-weight="bold" style:font-weight-asian="bold"/>
    </style:style>
    <style:style style:name="ListLabel_20_12" style:display-name="ListLabel 12" style:family="text">
      <style:text-properties fo:font-weight="bold" style:font-weight-asian="bold"/>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text:style-name="ListLabel_20_2" text:bullet-char="o">
        <style:list-level-properties text:list-level-position-and-space-mode="label-alignment">
          <style:list-level-label-alignment text:label-followed-by="listtab" text:list-tab-stop-position="1.2791in" fo:text-indent="-0.25in" fo:margin-left="1.2791in"/>
        </style:list-level-properties>
        <style:text-properties fo:font-family="'Courier New'" style:font-style-name="Regular" style:font-pitch="fixed"/>
      </text:list-level-style-bullet>
      <text:list-level-style-bullet text:level="3" text:style-name="ListLabel_20_3" text:bullet-char="">
        <style:list-level-properties text:list-level-position-and-space-mode="label-alignment">
          <style:list-level-label-alignment text:label-followed-by="listtab" text:list-tab-stop-position="1.7791in" fo:text-indent="-0.25in" fo:margin-left="1.7791in"/>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2.2791in" fo:text-indent="-0.25in" fo:margin-left="2.2791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text:list-tab-stop-position="2.7791in" fo:text-indent="-0.25in" fo:margin-left="2.7791in"/>
        </style:list-level-properties>
        <style:text-properties fo:font-family="'Courier New'" style:font-style-name="Regular" style:font-pitch="fixed"/>
      </text:list-level-style-bullet>
      <text:list-level-style-bullet text:level="6" text:style-name="ListLabel_20_6" text:bullet-char="">
        <style:list-level-properties text:list-level-position-and-space-mode="label-alignment">
          <style:list-level-label-alignment text:label-followed-by="listtab" text:list-tab-stop-position="3.2791in" fo:text-indent="-0.25in" fo:margin-left="3.2791in"/>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3.7791in" fo:text-indent="-0.25in" fo:margin-left="3.7791in"/>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text:list-tab-stop-position="4.2791in" fo:text-indent="-0.25in" fo:margin-left="4.2791in"/>
        </style:list-level-properties>
        <style:text-properties fo:font-family="'Courier New'" style:font-style-name="Regular" style:font-pitch="fixed"/>
      </text:list-level-style-bullet>
      <text:list-level-style-bullet text:level="9" text:style-name="ListLabel_20_9" text:bullet-char="">
        <style:list-level-properties text:list-level-position-and-space-mode="label-alignment">
          <style:list-level-label-alignment text:label-followed-by="listtab" text:list-tab-stop-position="4.7791in" fo:text-indent="-0.25in" fo:margin-left="4.779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12" style:num-format="i" text:display-levels="2">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text:bullet-char="">
        <style:list-level-properties text:list-level-position-and-space-mode="label-alignment">
          <style:list-level-label-alignment text:label-followed-by="listtab" text:list-tab-stop-position="1.0402in" fo:text-indent="-0.25in" fo:margin-left="1.0402in"/>
        </style:list-level-properties>
        <style:text-properties fo:font-family="Symbol" style:font-charset="x-symbol"/>
      </text:list-level-style-bullet>
      <text:list-level-style-bullet text:level="2" text:style-name="ListLabel_20_14" text:bullet-char="">
        <style:list-level-properties text:list-level-position-and-space-mode="label-alignment">
          <style:list-level-label-alignment text:label-followed-by="listtab" text:list-tab-stop-position="1.3402in" fo:text-indent="-0.3in" fo:margin-left="1.3402in"/>
        </style:list-level-properties>
        <style:text-properties fo:font-family="Symbol" style:font-charset="x-symbol"/>
      </text:list-level-style-bullet>
      <text:list-level-style-bullet text:level="3" text:style-name="ListLabel_20_15"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number text:level="4"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in" fo:padding-right="0in" fo:padding-top="0in" fo:padding-bottom="0.028in" fo:border-left="none" fo:border-right="none" fo:border-top="none" fo:border-bottom="0.26pt solid #000000"/>
    </style:style>
    <style:style style:name="MP2" style:family="paragraph" style:parent-style-name="Header">
      <style:paragraph-properties fo:padding="0in" fo:border="none"/>
    </style:style>
    <style:style style:name="MP3" style:family="paragraph" style:parent-style-name="Footer">
      <style:paragraph-properties fo:padding="0in" fo:border="none"/>
    </style:style>
    <style:page-layout style:name="Mpm1" style:page-usage="mirrored">
      <style:page-layout-properties fo:page-width="5.0598in" fo:page-height="7.8098in" style:num-format="1" style:print-orientation="portrait" fo:margin-top="0.35in" fo:margin-bottom="0.35in" fo:margin-left="0.8799in" fo:margin-right="0.5in" style:writing-mode="lr-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p text:style-name="MP1"/>
      </style:header>
      <style:header-left>
        <text:p text:style-name="MP2"/>
      </style:header-left>
      <style:footer>
        <text:p text:style-name="MP3"><text:tab/></text:p>
      </style:footer>
      <style:footer-left>
        <text:p text:style-name="MP3"/>
      </style:footer-left>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4-11T19:09:00</meta:creation-date>
    <dc:language>en-US</dc:language>
    <dc:date>2021-01-06T20:38:00.132181043</dc:date>
    <meta:editing-cycles>453</meta:editing-cycles>
    <meta:editing-duration>P2DT1H29M37S</meta:editing-duration>
    <meta:generator>LibreOffice/6.4.6.2$Linux_X86_64 LibreOffice_project/40$Build-2</meta:generator>
    <meta:document-statistic meta:table-count="0" meta:image-count="0" meta:object-count="0" meta:page-count="28" meta:paragraph-count="53" meta:word-count="5052" meta:character-count="29824" meta:non-whitespace-character-count="24791"/>
  </office:meta>
</office:document-meta>
</file>